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zykładowy plik templatki oprogramowania AMMS-PlanOp2XLS wersja {{wersja}}. </text:p>
      <text:p text:style-name="Standard"/>
      <text:p text:style-name="Standard">Data zabiegów to: {{data}}</text:p>
      <text:p text:style-name="Standard">Dzień wcześniej to: {{dzien_przed}}</text:p>
      <text:p text:style-name="Standard"/>
      <text:p text:style-name="P1">Pacjenci to:</text:p>
      <text:p text:style-name="Standard">{%for pacjent in pacjenci %}</text:p>
      <text:p text:style-name="Standard">Imię i nazwisko: {{pacjent.pacjent}}</text:p>
      <text:p text:style-name="Standard">Sala: {{pacjent.sala}}</text:p>
      <text:p text:style-name="Standard">Oddział: {{pacjent.oddzial}}</text:p>
      <text:p text:style-name="Standard">Data zabiegu: {{pacjent.data}}</text:p>
      <text:p text:style-name="Standard">Wiek: {{pacjent.wiek}}</text:p>
      <text:p text:style-name="Standard">PESEL: {{pacjent.pesel}}</text:p>
      <text:p text:style-name="Standard">Nr księgi głównej: {{pacjent.nr_ksiegi_glownej}}</text:p>
      <text:p text:style-name="Standard">Rozpoznanie: {{pacjent.rozpoznanie}}</text:p>
      <text:p text:style-name="Standard">Personel: {{pacjent.personel}}</text:p>
      <text:p text:style-name="P1">Zabieg: {{pacjent.zabieg}}</text:p>
      <text:p text:style-name="Standard"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ł Pasternak</meta:initial-creator>
    <meta:creation-date>2017-05-18T10:03:01</meta:creation-date>
    <dc:date>2017-05-18T10:10:56</dc:date>
    <dc:creator>Michał Pasternak</dc:creator>
    <meta:editing-duration>PT6M23S</meta:editing-duration>
    <meta:editing-cycles>4</meta:editing-cycles>
    <meta:generator>OpenOffice/4.1.3$Unix OpenOffice.org_project/413m1$Build-9783</meta:generator>
    <meta:document-statistic meta:table-count="0" meta:image-count="0" meta:object-count="0" meta:page-count="1" meta:paragraph-count="16" meta:word-count="50" meta:character-count="492"/>
  </office:meta>
</office:document-meta>
</file>